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T1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0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49"/><text:span text:style-name="T1">Results</text:span> </text:p>
      <text:p text:style-name="Standard"/>
      <text:p text:style-name="Standard"/>
      <text:p text:style-name="Standard"><text:s text:c="49"/><text:span text:style-name="T2"><text:s/>Iris Dataset <text:s/></text:span><text:s text:c="10"/></text:p>
      <text:p text:style-name="Standard"/>
      <text:p text:style-name="P1">------- Single Sample Perceptron ------- </text:p>
      <text:p text:style-name="Standard"/>
      <text:p text:style-name="Standard">Strategy : One Versus One </text:p>
      <text:p text:style-name="Standard"><text:s/></text:p>
      <text:p text:style-name="Standard">Mean<text:tab/>:2.0 </text:p>
      <text:p text:style-name="Standard"/>
      <text:p text:style-name="Standard">Variance:7.111111111111117 </text:p>
      <text:p text:style-name="Standard"/>
      <text:p text:style-name="Standard">Deviation:2.666666666666668 </text:p>
      <text:p text:style-name="Standard"/>
      <text:p text:style-name="Standard">Confusion Matrix: </text:p>
      <text:p text:style-name="Standard"/>
      <text:p text:style-name="Standard">10.0 0.0 0.0 </text:p>
      <text:p text:style-name="Standard">0.0 9.8 0.2 </text:p>
      <text:p text:style-name="Standard">0.0 0.4 9.6 </text:p>
      <text:p text:style-name="Standard"/>
      <text:p text:style-name="Standard">Strategy : One Versus Rest </text:p>
      <text:p text:style-name="Standard"/>
      <text:p text:style-name="Standard">Mean<text:tab/>:18.666666666666668 </text:p>
      <text:p text:style-name="Standard"/>
      <text:p text:style-name="Standard">Variance:42.66666666666666 </text:p>
      <text:p text:style-name="Standard"/>
      <text:p text:style-name="Standard">Deviation:6.531972647421807 </text:p>
      <text:p text:style-name="Standard"/>
      <text:p text:style-name="Standard">Confusion Matrix: </text:p>
      <text:p text:style-name="Standard"/>
      <text:p text:style-name="Standard">10.0<text:tab/>0.0<text:tab/>0.0<text:tab/> </text:p>
      <text:p text:style-name="Standard">0.4<text:tab/>9.6<text:tab/>0.0<text:tab/> </text:p>
      <text:p text:style-name="Standard">0.0<text:tab/>5.2<text:tab/>4.8<text:tab/></text:p>
      <text:p text:style-name="Standard"/>
      <text:p text:style-name="P1">------- Single Sample Relaxation Variable Eta ------- </text:p>
      <text:p text:style-name="Standard"/>
      <text:p text:style-name="Standard">Strategy : One Versus One </text:p>
      <text:p text:style-name="Standard"><text:s/></text:p>
      <text:p text:style-name="Standard">Mean<text:tab/>:29.333333333333336 </text:p>
      <text:p text:style-name="Standard"/>
      <text:p text:style-name="Standard">Variance:184.00000000000009 </text:p>
      <text:p text:style-name="Standard"/>
      <text:p text:style-name="Standard">Deviation:13.56465996625054 </text:p>
      <text:p text:style-name="Standard"/>
      <text:p text:style-name="Standard">Confusion Matrix: </text:p>
      <text:p text:style-name="Standard"/>
      <text:p text:style-name="Standard">6.6 3.4 0.0 </text:p>
      <text:p text:style-name="Standard">0.0 8.6 1.4 </text:p>
      <text:p text:style-name="Standard">0.0 4.0 6.0 </text:p>
      <text:p text:style-name="Standard"/>
      <text:p text:style-name="Standard"><text:soft-page-break/>Strategy : One Versus Rest </text:p>
      <text:p text:style-name="Standard"/>
      <text:p text:style-name="Standard">Mean<text:tab/>:33.33333333333334 </text:p>
      <text:p text:style-name="Standard"/>
      <text:p text:style-name="Standard">Variance:0.0 </text:p>
      <text:p text:style-name="Standard"/>
      <text:p text:style-name="Standard">Deviation:0.0 </text:p>
      <text:p text:style-name="Standard"/>
      <text:p text:style-name="Standard">Confusion Matrix: </text:p>
      <text:p text:style-name="Standard"/>
      <text:p text:style-name="Standard">10.0<text:tab/>0.0<text:tab/>0.0<text:tab/> </text:p>
      <text:p text:style-name="Standard">0.0<text:tab/>10.0<text:tab/>0.0<text:tab/> </text:p>
      <text:p text:style-name="Standard">0.0<text:tab/>10.0<text:tab/>0.0<text:tab/> </text:p>
      <text:p text:style-name="Standard">------- Batch Perceptron ------- </text:p>
      <text:p text:style-name="Standard"/>
      <text:p text:style-name="Standard">Strategy : One Versus One </text:p>
      <text:p text:style-name="Standard"><text:s/></text:p>
      <text:p text:style-name="Standard">Mean<text:tab/>:2.0 </text:p>
      <text:p text:style-name="Standard"/>
      <text:p text:style-name="Standard">Variance:7.111111111111117 </text:p>
      <text:p text:style-name="Standard"/>
      <text:p text:style-name="Standard">Deviation:2.666666666666668 </text:p>
      <text:p text:style-name="Standard"/>
      <text:p text:style-name="Standard">Confusion Matrix: </text:p>
      <text:p text:style-name="Standard"/>
      <text:p text:style-name="Standard">10.0 0.0 0.0 </text:p>
      <text:p text:style-name="Standard">0.0 9.8 0.2 </text:p>
      <text:p text:style-name="Standard">0.0 0.4 9.6 </text:p>
      <text:p text:style-name="Standard"/>
      <text:p text:style-name="Standard">Strategy : One Versus Rest </text:p>
      <text:p text:style-name="Standard"/>
      <text:p text:style-name="Standard">Mean<text:tab/>:1.3333333333333315 </text:p>
      <text:p text:style-name="Standard"/>
      <text:p text:style-name="Standard">Variance:2.6666666666666594 </text:p>
      <text:p text:style-name="Standard"/>
      <text:p text:style-name="Standard">Deviation:1.6329931618554498 </text:p>
      <text:p text:style-name="Standard"/>
      <text:p text:style-name="Standard">Confusion Matrix: </text:p>
      <text:p text:style-name="Standard"/>
      <text:p text:style-name="Standard">10.0<text:tab/>0.0<text:tab/>0.0<text:tab/> </text:p>
      <text:p text:style-name="Standard">0.0<text:tab/>9.6<text:tab/>0.4<text:tab/> </text:p>
      <text:p text:style-name="Standard">0.0<text:tab/>0.0<text:tab/>10.0<text:tab/></text:p>
      <text:p text:style-name="Standard"/>
      <text:p text:style-name="P1">------- Batch Relaxation Variable Eta------- </text:p>
      <text:p text:style-name="Standard"/>
      <text:p text:style-name="Standard">Strategy : One Versus One </text:p>
      <text:p text:style-name="Standard"><text:s/></text:p>
      <text:p text:style-name="Standard">Mean<text:tab/>:4.666666666666666 </text:p>
      <text:p text:style-name="Standard"/>
      <text:p text:style-name="Standard">Variance:11.555555555555562 </text:p>
      <text:p text:style-name="Standard"/>
      <text:p text:style-name="Standard">Deviation:3.399346342395191 </text:p>
      <text:p text:style-name="Standard"><text:soft-page-break/><text:s/></text:p>
      <text:p text:style-name="Standard">Confusion Matrix: </text:p>
      <text:p text:style-name="Standard"/>
      <text:p text:style-name="Standard">10.0 0.0 0.0 </text:p>
      <text:p text:style-name="Standard">0.0 9.6 0.4 </text:p>
      <text:p text:style-name="Standard">0.0 1.0 9.0 </text:p>
      <text:p text:style-name="Standard"/>
      <text:p text:style-name="Standard">Strategy : One Versus Rest </text:p>
      <text:p text:style-name="Standard"/>
      <text:p text:style-name="Standard">Mean<text:tab/>:28.000000000000007 </text:p>
      <text:p text:style-name="Standard"/>
      <text:p text:style-name="Standard">Variance:24.888888888888925 </text:p>
      <text:p text:style-name="Standard"/>
      <text:p text:style-name="Standard">Deviation:4.988876515698592 </text:p>
      <text:p text:style-name="Standard"/>
      <text:p text:style-name="Standard">Confusion Matrix: </text:p>
      <text:p text:style-name="Standard"/>
      <text:p text:style-name="Standard">10.0<text:tab/>0.0<text:tab/>0.0<text:tab/> </text:p>
      <text:p text:style-name="Standard">6.2<text:tab/>3.2<text:tab/>0.6<text:tab/> </text:p>
      <text:p text:style-name="Standard">1.6<text:tab/>0.0<text:tab/>8.4<text:tab/></text:p>
      <text:p text:style-name="Standard"/>
      <text:p text:style-name="P1">------- Mse Psuedo Inverse ------- </text:p>
      <text:p text:style-name="Standard"/>
      <text:p text:style-name="Standard">Strategy : One Versus One </text:p>
      <text:p text:style-name="Standard"><text:s/></text:p>
      <text:p text:style-name="Standard">Mean<text:tab/>:1.9999999999999971 </text:p>
      <text:p text:style-name="Standard"/>
      <text:p text:style-name="Standard">Variance:2.666666666666659 </text:p>
      <text:p text:style-name="Standard"/>
      <text:p text:style-name="Standard">Deviation:1.6329931618554496 </text:p>
      <text:p text:style-name="Standard"/>
      <text:p text:style-name="Standard">Confusion Matrix: </text:p>
      <text:p text:style-name="Standard"/>
      <text:p text:style-name="Standard">10.0 0.0 0.0 </text:p>
      <text:p text:style-name="Standard">0.0 9.6 0.4 </text:p>
      <text:p text:style-name="Standard">0.0 0.2 9.8 </text:p>
      <text:p text:style-name="Standard"/>
      <text:p text:style-name="Standard">Strategy : One Versus Rest </text:p>
      <text:p text:style-name="Standard"/>
      <text:p text:style-name="Standard">Mean<text:tab/>:15.999999999999995 </text:p>
      <text:p text:style-name="Standard"/>
      <text:p text:style-name="Standard">Variance:10.666666666666657 </text:p>
      <text:p text:style-name="Standard"/>
      <text:p text:style-name="Standard">Deviation:3.265986323710903 </text:p>
      <text:p text:style-name="Standard"/>
      <text:p text:style-name="Standard">Confusion Matrix: </text:p>
      <text:p text:style-name="Standard"/>
      <text:p text:style-name="Standard">10.0<text:tab/>0.0<text:tab/>0.0<text:tab/> </text:p>
      <text:p text:style-name="Standard">0.0<text:tab/>7.0<text:tab/>3.0<text:tab/> </text:p>
      <text:list xml:id="list1719527961" text:style-name="L1">
        <text:list-item>
          <text:list>
            <text:list-item>
              <text:p text:style-name="P2">1.8<text:tab/>8.2<text:tab/> </text:p>
            </text:list-item>
            <text:list-item>
              <text:p text:style-name="P2"/>
            </text:list-item>
          </text:list>
        </text:list-item>
      </text:list>
      <text:p text:style-name="Standard"/>
      <text:p text:style-name="P1"><text:soft-page-break/>------- Mse LMS ------- </text:p>
      <text:p text:style-name="Standard"/>
      <text:p text:style-name="Standard">Strategy : One Versus One </text:p>
      <text:p text:style-name="Standard"><text:s/></text:p>
      <text:p text:style-name="Standard">Mean<text:tab/>:66.66666666666667 </text:p>
      <text:p text:style-name="Standard"/>
      <text:p text:style-name="Standard">Variance:0.0 </text:p>
      <text:p text:style-name="Standard"/>
      <text:p text:style-name="Standard">Deviation:0.0 </text:p>
      <text:p text:style-name="Standard"/>
      <text:p text:style-name="Standard">Confusion Matrix: </text:p>
      <text:p text:style-name="Standard"/>
      <text:p text:style-name="Standard">0.0 0.0 10.0 </text:p>
      <text:p text:style-name="Standard">0.0 0.0 10.0 </text:p>
      <text:p text:style-name="Standard">0.0 0.0 10.0 </text:p>
      <text:p text:style-name="Standard"/>
      <text:p text:style-name="Standard">Strategy : One Versus Rest </text:p>
      <text:p text:style-name="Standard"/>
      <text:p text:style-name="Standard">Mean<text:tab/>:66.66666666666667 </text:p>
      <text:p text:style-name="Standard"/>
      <text:p text:style-name="Standard">Variance:0.0 </text:p>
      <text:p text:style-name="Standard"/>
      <text:p text:style-name="Standard">Deviation:0.0 </text:p>
      <text:p text:style-name="Standard"/>
      <text:p text:style-name="Standard">Confusion Matrix: </text:p>
      <text:p text:style-name="Standard"/>
      <text:p text:style-name="Standard">0.0<text:tab/>0.0<text:tab/>10.0<text:tab/> </text:p>
      <text:p text:style-name="Standard">0.0<text:tab/>0.0<text:tab/>10.0<text:tab/> </text:p>
      <text:p text:style-name="Standard">0.0<text:tab/>0.0<text:tab/>10.0<text:tab/> </text:p>
      <text:p text:style-name="Standard"/>
      <text:p text:style-name="Standard"/>
      <text:p text:style-name="Standard"/>
      <text:p text:style-name="Standard"><text:s text:c="30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 text:c="46"/><text:span text:style-name="T3"><text:s text:c="4"/>Wine Dataset</text:span></text:p>
      <text:p text:style-name="Standard"/>
      <text:p text:style-name="Standard"/>
      <text:p text:style-name="P1">------- Single Sample Perceptron ------- </text:p>
      <text:p text:style-name="Standard"/>
      <text:p text:style-name="Standard">Strategy : One Versus One </text:p>
      <text:p text:style-name="Standard"><text:s/></text:p>
      <text:p text:style-name="Standard">Mean<text:tab/>:41.76470588235294 </text:p>
      <text:p text:style-name="Standard"/>
      <text:p text:style-name="Standard">Variance:115.57093425605535 </text:p>
      <text:p text:style-name="Standard"/>
      <text:p text:style-name="Standard">Deviation:10.750392283821803 </text:p>
      <text:p text:style-name="Standard"/>
      <text:p text:style-name="Standard">Confusion Matrix: </text:p>
      <text:p text:style-name="Standard"/>
      <text:p text:style-name="Standard">10.2 0.6 0.2 </text:p>
      <text:p text:style-name="Standard">2.4 6.0 5.6 </text:p>
      <text:p text:style-name="Standard">4.2 1.2 3.6 </text:p>
      <text:p text:style-name="Standard"/>
      <text:p text:style-name="Standard">Strategy : One Versus Rest </text:p>
      <text:p text:style-name="Standard"/>
      <text:p text:style-name="Standard">Mean<text:tab/>:41.76470588235294 </text:p>
      <text:p text:style-name="Standard"/>
      <text:p text:style-name="Standard">Variance:87.88927335640145 </text:p>
      <text:p text:style-name="Standard"/>
      <text:p text:style-name="Standard">Deviation:9.374927912064255 </text:p>
      <text:p text:style-name="Standard"/>
      <text:p text:style-name="Standard">Confusion Matrix: </text:p>
      <text:p text:style-name="Standard"/>
      <text:p text:style-name="Standard">8.4<text:tab/>2.6<text:tab/>0.0<text:tab/> </text:p>
      <text:p text:style-name="Standard">3.0<text:tab/>11.0<text:tab/>0.0<text:tab/> </text:p>
      <text:p text:style-name="Standard">3.8<text:tab/>4.8<text:tab/>0.4<text:tab/></text:p>
      <text:p text:style-name="Standard"/>
      <text:p text:style-name="Standard"/>
      <text:p text:style-name="P1">------- Single Sample Relaxation Variable Eta ------- </text:p>
      <text:p text:style-name="Standard"/>
      <text:p text:style-name="Standard">Strategy : One Versus One </text:p>
      <text:p text:style-name="Standard"><text:s/></text:p>
      <text:p text:style-name="Standard">Mean<text:tab/>:48.23529411764706 </text:p>
      <text:p text:style-name="Standard"/>
      <text:p text:style-name="Standard">Variance:60.89965397923877 </text:p>
      <text:p text:style-name="Standard"/>
      <text:p text:style-name="Standard">Deviation:7.803823036130353 </text:p>
      <text:p text:style-name="Standard"/>
      <text:p text:style-name="Standard">Confusion Matrix: </text:p>
      <text:p text:style-name="Standard"/>
      <text:p text:style-name="Standard">11.0 0.0 0.0 </text:p>
      <text:p text:style-name="Standard">6.2 5.0 2.8 </text:p>
      <text:p text:style-name="Standard">6.8 0.6 1.6 </text:p>
      <text:p text:style-name="Standard"/>
      <text:p text:style-name="Standard">Strategy : One Versus Rest </text:p>
      <text:p text:style-name="Standard"/>
      <text:p text:style-name="Standard"><text:soft-page-break/>Mean<text:tab/>:48.23529411764706 </text:p>
      <text:p text:style-name="Standard"/>
      <text:p text:style-name="Standard">Variance:216.6089965397924 </text:p>
      <text:p text:style-name="Standard"/>
      <text:p text:style-name="Standard">Deviation:14.717642356702122 </text:p>
      <text:p text:style-name="Standard"/>
      <text:p text:style-name="Standard">Confusion Matrix: </text:p>
      <text:p text:style-name="Standard"/>
      <text:p text:style-name="Standard">10.6<text:tab/>0.4<text:tab/>0.0<text:tab/> </text:p>
      <text:p text:style-name="Standard">6.6<text:tab/>7.0<text:tab/>0.4<text:tab/> </text:p>
      <text:p text:style-name="Standard">6.6<text:tab/>2.4<text:tab/>0.0<text:tab/></text:p>
      <text:p text:style-name="Standard"/>
      <text:p text:style-name="P1">------- Batch Perceptron ------- </text:p>
      <text:p text:style-name="Standard"/>
      <text:p text:style-name="Standard">Strategy : One Versus One </text:p>
      <text:p text:style-name="Standard"><text:s/></text:p>
      <text:p text:style-name="Standard">Mean<text:tab/>:27.647058823529413 </text:p>
      <text:p text:style-name="Standard"/>
      <text:p text:style-name="Standard">Variance:26.297577854671268 </text:p>
      <text:p text:style-name="Standard"/>
      <text:p text:style-name="Standard">Deviation:5.128116404165497 </text:p>
      <text:p text:style-name="Standard"/>
      <text:p text:style-name="Standard">Confusion Matrix: </text:p>
      <text:p text:style-name="Standard"/>
      <text:p text:style-name="Standard">9.4 1.4 0.2 </text:p>
      <text:p text:style-name="Standard">1.8 11.0 1.2 </text:p>
      <text:p text:style-name="Standard">0.4 4.4 4.2 </text:p>
      <text:p text:style-name="Standard"/>
      <text:p text:style-name="Standard">Strategy : One Versus Rest </text:p>
      <text:p text:style-name="Standard"/>
      <text:p text:style-name="Standard">Mean<text:tab/>:30.588235294117645 </text:p>
      <text:p text:style-name="Standard"/>
      <text:p text:style-name="Standard">Variance:5.5363321799308105 </text:p>
      <text:p text:style-name="Standard"/>
      <text:p text:style-name="Standard">Deviation:2.3529411764705914 </text:p>
      <text:p text:style-name="Standard"/>
      <text:p text:style-name="Standard">Confusion Matrix: </text:p>
      <text:p text:style-name="Standard"/>
      <text:p text:style-name="Standard">9.4<text:tab/>1.4<text:tab/>0.2<text:tab/> </text:p>
      <text:p text:style-name="Standard">1.2<text:tab/>11.4<text:tab/>1.4<text:tab/> </text:p>
      <text:p text:style-name="Standard">0.2<text:tab/>6.0<text:tab/>2.8<text:tab/></text:p>
      <text:p text:style-name="Standard"/>
      <text:p text:style-name="P1">------- Batch Relaxation Variable Eta------- </text:p>
      <text:p text:style-name="Standard"/>
      <text:p text:style-name="Standard">Strategy : One Versus One </text:p>
      <text:p text:style-name="Standard"><text:s/></text:p>
      <text:p text:style-name="Standard">Mean<text:tab/>:73.52941176470588 </text:p>
      <text:p text:style-name="Standard"/>
      <text:p text:style-name="Standard">Variance:0.0 </text:p>
      <text:p text:style-name="Standard"/>
      <text:p text:style-name="Standard">Deviation:0.0 </text:p>
      <text:p text:style-name="Standard"/>
      <text:p text:style-name="Standard"><text:soft-page-break/>Confusion Matrix: </text:p>
      <text:p text:style-name="Standard"/>
      <text:p text:style-name="Standard">0.0 0.0 11.0 </text:p>
      <text:p text:style-name="Standard">0.0 0.0 14.0 </text:p>
      <text:p text:style-name="Standard">0.0 0.0 9.0 </text:p>
      <text:p text:style-name="Standard"/>
      <text:p text:style-name="Standard">Strategy : One Versus Rest </text:p>
      <text:p text:style-name="Standard"/>
      <text:p text:style-name="Standard">Mean<text:tab/>:67.64705882352942 </text:p>
      <text:p text:style-name="Standard"/>
      <text:p text:style-name="Standard">Variance:0.0 </text:p>
      <text:p text:style-name="Standard"/>
      <text:p text:style-name="Standard">Deviation:0.0 </text:p>
      <text:p text:style-name="Standard"/>
      <text:p text:style-name="Standard">Confusion Matrix: </text:p>
      <text:p text:style-name="Standard"/>
      <text:p text:style-name="Standard">11.0<text:tab/>0.0<text:tab/>0.0<text:tab/> </text:p>
      <text:p text:style-name="Standard">14.0<text:tab/>0.0<text:tab/>0.0<text:tab/> </text:p>
      <text:p text:style-name="Standard">9.0<text:tab/>0.0<text:tab/>0.0<text:tab/></text:p>
      <text:p text:style-name="Standard"/>
      <text:p text:style-name="P1">------- Mse Psuedo Inverse ------- </text:p>
      <text:p text:style-name="Standard"/>
      <text:p text:style-name="Standard">Strategy : One Versus One </text:p>
      <text:p text:style-name="Standard"><text:s/></text:p>
      <text:p text:style-name="Standard">Mean<text:tab/>:2.3529411764705914 </text:p>
      <text:p text:style-name="Standard"/>
      <text:p text:style-name="Standard">Variance:8.304498269896214 </text:p>
      <text:p text:style-name="Standard"/>
      <text:p text:style-name="Standard">Deviation:2.8817526385684484 </text:p>
      <text:p text:style-name="Standard"/>
      <text:p text:style-name="Standard">Confusion Matrix: </text:p>
      <text:p text:style-name="Standard"/>
      <text:p text:style-name="Standard">11.0 0.0 0.0 </text:p>
      <text:p text:style-name="Standard">0.4 13.2 0.4 </text:p>
      <text:p text:style-name="Standard">0.0 0.0 9.0 </text:p>
      <text:p text:style-name="Standard"/>
      <text:p text:style-name="Standard">Strategy : One Versus Rest </text:p>
      <text:p text:style-name="Standard"/>
      <text:p text:style-name="Standard">Mean<text:tab/>:1.1764705882352928 </text:p>
      <text:p text:style-name="Standard"/>
      <text:p text:style-name="Standard">Variance:2.076124567474044 </text:p>
      <text:p text:style-name="Standard"/>
      <text:p text:style-name="Standard">Deviation:1.4408763192842209 </text:p>
      <text:p text:style-name="Standard"/>
      <text:p text:style-name="Standard">Confusion Matrix: </text:p>
      <text:p text:style-name="Standard"/>
      <text:p text:style-name="Standard">11.0<text:tab/>0.0<text:tab/>0.0<text:tab/> </text:p>
      <text:p text:style-name="Standard">0.0<text:tab/>13.6<text:tab/>0.4<text:tab/> </text:p>
      <text:p text:style-name="Standard">0.0<text:tab/>0.0<text:tab/>9.0<text:tab/></text:p>
      <text:p text:style-name="Standard"/>
      <text:p text:style-name="Standard"/>
      <text:p text:style-name="Standard"/>
      <text:p text:style-name="P1"><text:soft-page-break/>------- Mse LMS ------- </text:p>
      <text:p text:style-name="Standard"/>
      <text:p text:style-name="Standard">Strategy : One Versus One </text:p>
      <text:p text:style-name="Standard"><text:s/></text:p>
      <text:p text:style-name="Standard">Mean<text:tab/>:73.52941176470588 </text:p>
      <text:p text:style-name="Standard"/>
      <text:p text:style-name="Standard">Variance:0.0 </text:p>
      <text:p text:style-name="Standard"/>
      <text:p text:style-name="Standard">Deviation:0.0 </text:p>
      <text:p text:style-name="Standard"/>
      <text:p text:style-name="Standard">Confusion Matrix: </text:p>
      <text:p text:style-name="Standard"/>
      <text:p text:style-name="Standard">0.0 0.0 11.0 </text:p>
      <text:p text:style-name="Standard">0.0 0.0 14.0 </text:p>
      <text:p text:style-name="Standard">0.0 0.0 9.0 </text:p>
      <text:p text:style-name="Standard"/>
      <text:p text:style-name="Standard">Strategy : One Versus Rest </text:p>
      <text:p text:style-name="Standard"/>
      <text:p text:style-name="Standard">Mean<text:tab/>:67.64705882352942 </text:p>
      <text:p text:style-name="Standard"/>
      <text:p text:style-name="Standard">Variance:0.0 </text:p>
      <text:p text:style-name="Standard"/>
      <text:p text:style-name="Standard">Deviation:0.0 </text:p>
      <text:p text:style-name="Standard"/>
      <text:p text:style-name="Standard">Confusion Matrix: </text:p>
      <text:p text:style-name="Standard"/>
      <text:p text:style-name="Standard">11.0<text:tab/>0.0<text:tab/>0.0<text:tab/> </text:p>
      <text:p text:style-name="Standard">14.0<text:tab/>0.0<text:tab/>0.0<text:tab/> </text:p>
      <text:p text:style-name="Standard">9.0<text:tab/>0.0<text:tab/>0.0<text:tab/>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s text:c="46"/><text:span text:style-name="T3">WineQuality Dataset</text:span></text:p>
      <text:p text:style-name="Standard"/>
      <text:p text:style-name="Standard"/>
      <text:p text:style-name="P1">------- Single Sample Perceptron ------- </text:p>
      <text:p text:style-name="Standard"/>
      <text:p text:style-name="Standard">Strategy : One Versus One </text:p>
      <text:p text:style-name="Standard"><text:s/></text:p>
      <text:p text:style-name="Standard">Mean<text:tab/>:13.328197226502311 </text:p>
      <text:p text:style-name="Standard"/>
      <text:p text:style-name="Standard">Variance:30.31806667125674 </text:p>
      <text:p text:style-name="Standard"/>
      <text:p text:style-name="Standard">Deviation:5.506184402220538 </text:p>
      <text:p text:style-name="Standard"/>
      <text:p text:style-name="Standard">Confusion Matrix: </text:p>
      <text:p text:style-name="Standard"/>
      <text:p text:style-name="Standard">978.2 0.8 </text:p>
      <text:p text:style-name="Standard">172.2 146.8 </text:p>
      <text:p text:style-name="Standard"/>
      <text:p text:style-name="Standard">Strategy : One Versus Rest </text:p>
      <text:p text:style-name="Standard"/>
      <text:p text:style-name="Standard">Mean<text:tab/>:15.59322033898305 </text:p>
      <text:p text:style-name="Standard"/>
      <text:p text:style-name="Standard">Variance:14.517059551140672 </text:p>
      <text:p text:style-name="Standard"/>
      <text:p text:style-name="Standard">Deviation:3.810125923265617 </text:p>
      <text:p text:style-name="Standard"/>
      <text:p text:style-name="Standard">Confusion Matrix: </text:p>
      <text:p text:style-name="Standard"/>
      <text:p text:style-name="Standard">978.4<text:tab/>0.6<text:tab/> </text:p>
      <text:p text:style-name="Standard">201.8<text:tab/>117.2<text:tab/></text:p>
      <text:p text:style-name="Standard"/>
      <text:p text:style-name="P1">------- Single Sample Relaxation Variable Eta ------- </text:p>
      <text:p text:style-name="Standard"/>
      <text:p text:style-name="Standard">Strategy : One Versus One </text:p>
      <text:p text:style-name="Standard"><text:s/></text:p>
      <text:p text:style-name="Standard">Mean<text:tab/>:21.386748844375962 </text:p>
      <text:p text:style-name="Standard"/>
      <text:p text:style-name="Standard">Variance:25.974772139667273 </text:p>
      <text:p text:style-name="Standard"/>
      <text:p text:style-name="Standard">Deviation:5.096545117986033 </text:p>
      <text:p text:style-name="Standard"/>
      <text:p text:style-name="Standard">Confusion Matrix: </text:p>
      <text:p text:style-name="Standard"/>
      <text:p text:style-name="Standard">977.8 1.2 </text:p>
      <text:p text:style-name="Standard">276.4 42.6 </text:p>
      <text:p text:style-name="Standard"/>
      <text:p text:style-name="Standard">Strategy : One Versus Rest </text:p>
      <text:p text:style-name="Standard"/>
      <text:p text:style-name="Standard">Mean<text:tab/>:23.328197226502308 </text:p>
      <text:p text:style-name="Standard"/>
      <text:p text:style-name="Standard">Variance:0.15527028663274806 </text:p>
      <text:p text:style-name="Standard"><text:soft-page-break/><text:s/></text:p>
      <text:p text:style-name="Standard">Deviation:0.39404350855298714 </text:p>
      <text:p text:style-name="Standard"/>
      <text:p text:style-name="Standard">Confusion Matrix: </text:p>
      <text:p text:style-name="Standard"/>
      <text:p text:style-name="Standard">978.4<text:tab/>0.6<text:tab/> </text:p>
      <text:p text:style-name="Standard">302.2<text:tab/>16.8<text:tab/></text:p>
      <text:p text:style-name="Standard"/>
      <text:p text:style-name="P1">------- Batch Perceptron ------- </text:p>
      <text:p text:style-name="Standard"/>
      <text:p text:style-name="Standard">Strategy : One Versus One </text:p>
      <text:p text:style-name="Standard"><text:s/></text:p>
      <text:p text:style-name="Standard">Mean<text:tab/>:9.383667180277351 </text:p>
      <text:p text:style-name="Standard"/>
      <text:p text:style-name="Standard">Variance:0.11965783557019047 </text:p>
      <text:p text:style-name="Standard"/>
      <text:p text:style-name="Standard">Deviation:0.34591593714396923 </text:p>
      <text:p text:style-name="Standard"/>
      <text:p text:style-name="Standard">Confusion Matrix: </text:p>
      <text:p text:style-name="Standard"/>
      <text:p text:style-name="Standard">909.8 69.2 </text:p>
      <text:p text:style-name="Standard">52.6 266.4 </text:p>
      <text:p text:style-name="Standard"/>
      <text:p text:style-name="Standard">Strategy : One Versus Rest </text:p>
      <text:p text:style-name="Standard"/>
      <text:p text:style-name="Standard">Mean<text:tab/>:23.713405238828972 </text:p>
      <text:p text:style-name="Standard"/>
      <text:p text:style-name="Standard">Variance:0.01282048238252186 </text:p>
      <text:p text:style-name="Standard"/>
      <text:p text:style-name="Standard">Deviation:0.11322756900385109 </text:p>
      <text:p text:style-name="Standard"/>
      <text:p text:style-name="Standard">Confusion Matrix: </text:p>
      <text:p text:style-name="Standard"/>
      <text:p text:style-name="Standard">979.0<text:tab/>0.0<text:tab/> </text:p>
      <text:p text:style-name="Standard">307.8<text:tab/>11.2<text:tab/></text:p>
      <text:p text:style-name="Standard"/>
      <text:p text:style-name="P1">------- Batch Relaxation Variable Eta------- </text:p>
      <text:p text:style-name="Standard"/>
      <text:p text:style-name="Standard">Strategy : One Versus One </text:p>
      <text:p text:style-name="Standard"><text:s/></text:p>
      <text:p text:style-name="Standard">Mean<text:tab/>:75.42372881355932 </text:p>
      <text:p text:style-name="Standard"/>
      <text:p text:style-name="Standard">Variance:0.0 </text:p>
      <text:p text:style-name="Standard"/>
      <text:p text:style-name="Standard">Deviation:0.0 </text:p>
      <text:p text:style-name="Standard"/>
      <text:p text:style-name="Standard">Confusion Matrix: </text:p>
      <text:p text:style-name="Standard"/>
      <text:p text:style-name="Standard">0.0 979.0 </text:p>
      <text:p text:style-name="Standard">0.0 319.0 </text:p>
      <text:p text:style-name="Standard"/>
      <text:p text:style-name="Standard">Strategy : One Versus Rest </text:p>
      <text:p text:style-name="Standard"><text:soft-page-break/><text:s/></text:p>
      <text:p text:style-name="Standard">Mean<text:tab/>:24.576271186440678 </text:p>
      <text:p text:style-name="Standard"/>
      <text:p text:style-name="Standard">Variance:0.0 </text:p>
      <text:p text:style-name="Standard"/>
      <text:p text:style-name="Standard">Deviation:0.0 </text:p>
      <text:p text:style-name="Standard"/>
      <text:p text:style-name="Standard">Confusion Matrix: </text:p>
      <text:p text:style-name="Standard"/>
      <text:p text:style-name="Standard">979.0<text:tab/>0.0<text:tab/> </text:p>
      <text:p text:style-name="Standard">319.0<text:tab/>0.0<text:tab/></text:p>
      <text:p text:style-name="Standard"/>
      <text:p text:style-name="P1">------- Mse Psuedo Inverse ------- </text:p>
      <text:p text:style-name="Standard"/>
      <text:p text:style-name="Standard">Strategy : One Versus One </text:p>
      <text:p text:style-name="Standard"><text:s/></text:p>
      <text:p text:style-name="Standard">Mean<text:tab/>:0.44684129429891756 </text:p>
      <text:p text:style-name="Standard"/>
      <text:p text:style-name="Standard">Variance:0.005697992170009493 </text:p>
      <text:p text:style-name="Standard"/>
      <text:p text:style-name="Standard">Deviation:0.07548504600256592 </text:p>
      <text:p text:style-name="Standard"/>
      <text:p text:style-name="Standard">Confusion Matrix: </text:p>
      <text:p text:style-name="Standard"/>
      <text:p text:style-name="Standard">977.2 1.8 </text:p>
      <text:p text:style-name="Standard">4.0 315.0 </text:p>
      <text:p text:style-name="Standard"/>
      <text:p text:style-name="Standard">Strategy : One Versus Rest </text:p>
      <text:p text:style-name="Standard"/>
      <text:p text:style-name="Standard">Mean<text:tab/>:0.44684129429891756 </text:p>
      <text:p text:style-name="Standard"/>
      <text:p text:style-name="Standard">Variance:0.005697992170009493 </text:p>
      <text:p text:style-name="Standard"/>
      <text:p text:style-name="Standard">Deviation:0.07548504600256592 </text:p>
      <text:p text:style-name="Standard"/>
      <text:p text:style-name="Standard">Confusion Matrix: </text:p>
      <text:p text:style-name="Standard"/>
      <text:p text:style-name="Standard">977.2<text:tab/>1.8<text:tab/> </text:p>
      <text:p text:style-name="Standard">4.0<text:tab/>315.0<text:tab/></text:p>
      <text:p text:style-name="Standard"/>
      <text:p text:style-name="P1">------- Mse LMS ------- </text:p>
      <text:p text:style-name="Standard"/>
      <text:p text:style-name="Standard">Strategy : One Versus One </text:p>
      <text:p text:style-name="Standard"><text:s/></text:p>
      <text:p text:style-name="Standard">Mean<text:tab/>:75.42372881355932 </text:p>
      <text:p text:style-name="Standard"/>
      <text:p text:style-name="Standard">Variance:0.0 </text:p>
      <text:p text:style-name="Standard"/>
      <text:p text:style-name="Standard">Deviation:0.0 </text:p>
      <text:p text:style-name="Standard"/>
      <text:p text:style-name="Standard">Confusion Matrix: </text:p>
      <text:p text:style-name="Standard"/>
      <text:p text:style-name="Standard"><text:soft-page-break/>0.0 979.0 </text:p>
      <text:p text:style-name="Standard">0.0 319.0 </text:p>
      <text:p text:style-name="Standard"/>
      <text:p text:style-name="Standard">Strategy : One Versus Rest </text:p>
      <text:p text:style-name="Standard"/>
      <text:p text:style-name="Standard">Mean<text:tab/>:24.576271186440678 </text:p>
      <text:p text:style-name="Standard"/>
      <text:p text:style-name="Standard">Variance:0.0 </text:p>
      <text:p text:style-name="Standard"/>
      <text:p text:style-name="Standard">Deviation:0.0 </text:p>
      <text:p text:style-name="Standard"/>
      <text:p text:style-name="Standard">Confusion Matrix: </text:p>
      <text:p text:style-name="Standard"/>
      <text:p text:style-name="Standard">979.0<text:tab/>0.0<text:tab/> </text:p>
      <text:p text:style-name="Standard">319.0<text:tab/>0.0<text:tab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it Rai</meta:initial-creator>
    <meta:creation-date>2012-09-08T21:56:12</meta:creation-date>
    <dc:date>2012-09-08T22:05:00</dc:date>
    <dc:creator>Amit Rai</dc:creator>
    <meta:editing-duration>P0D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12" meta:paragraph-count="320" meta:word-count="757" meta:character-count="6348" meta:non-whitespace-character-count="5311"/>
  </office:meta>
</office:document-meta>
</file>